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in" fo:margin-bottom="0.1in" style:contextual-spacing="false" fo:line-height="100%" fo:text-align="end" style:justify-single-word="false"/>
      <style:text-properties officeooo:rsid="0008854d" officeooo:paragraph-rsid="0008854d"/>
    </style:style>
    <style:style style:name="P2" style:family="paragraph" style:parent-style-name="Standard">
      <loext:graphic-properties draw:fill-gradient-name="gradient" draw:fill-hatch-name="hatch"/>
      <style:paragraph-properties fo:margin-top="0in" fo:margin-bottom="0.1in" style:contextual-spacing="false" fo:line-height="100%" fo:text-align="start" style:justify-single-word="false"/>
      <style:text-properties officeooo:rsid="0008854d" officeooo:paragraph-rsid="0008854d"/>
    </style:style>
    <style:style style:name="P3" style:family="paragraph" style:parent-style-name="Standard">
      <loext:graphic-properties draw:fill-gradient-name="gradient" draw:fill-hatch-name="hatch"/>
      <style:paragraph-properties fo:margin-top="0in" fo:margin-bottom="0.1in" style:contextual-spacing="false" fo:line-height="100%" fo:text-align="start" style:justify-single-word="false"/>
      <style:text-properties officeooo:rsid="0008854d" officeooo:paragraph-rsid="0008c6fc"/>
    </style:style>
    <style:style style:name="T1" style:family="text">
      <style:text-properties officeooo:rsid="0008c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Able Ltd<text:line-break/>3 Shrubbery Cottages<text:line-break/>Bristol BS6 6SY</text:p>
      <text:p text:style-name="P1">15 February 2023</text:p>
      <text:p text:style-name="P2">Medical Calibration Equipment, Silverbank<text:line-break/>Industrial Estate, B5, Ferry Road<text:line-break/>Edinburgh EH4 2EF<text:line-break/></text:p>
      <text:p text:style-name="P2">Dear Sir or Madam<text:line-break/></text:p>
      <text:p text:style-name="P2">Enquiry about calibration equipment<text:line-break/></text:p>
      <text:p text:style-name="P2">We found you online and see that you sell calibration equipment. </text:p>
      <text:p text:style-name="P2">We are a company</text:p>
      <text:p text:style-name="P3">As we are extending our Quality Control Department, we are in need of more calibration equipment. <text:span text:style-name="T1">We would like to place a trial order for one of your calibration machines. If the product is suitable, we may place further orders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0:31:45.646825544</meta:creation-date>
    <dc:date>2023-02-15T11:18:43.189529398</dc:date>
    <meta:editing-duration>PT46M57S</meta:editing-duration>
    <meta:editing-cycles>3</meta:editing-cycles>
    <meta:generator>LibreOffice/7.5.0.3$Linux_X86_64 LibreOffice_project/50$Build-3</meta:generator>
    <meta:document-statistic meta:table-count="0" meta:image-count="0" meta:object-count="0" meta:page-count="1" meta:paragraph-count="8" meta:word-count="86" meta:character-count="525" meta:non-whitespace-character-count="443"/>
  </office:meta>
</office:document-meta>
</file>